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ts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lis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orted</text:p>
          </table:table-cell>
          <table:table-cell office:value-type="string" calcext:value-type="string">
            <text:p>from Thermocoup</text:p>
          </table:table-cell>
          <table:table-cell office:value-type="string" calcext:value-type="string">
            <text:p>le-board.sch at 12/22</text:p>
          </table:table-cell>
          <table:table-cell office:value-type="string" calcext:value-type="string">
            <text:p>/18 8:45 P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AGLE Ver</text:p>
          </table:table-cell>
          <table:table-cell office:value-type="string" calcext:value-type="string">
            <text:p>sion 9.2.2 Copy</text:p>
          </table:table-cell>
          <table:table-cell office:value-type="string" calcext:value-type="string">
            <text:p>right (c) 1988-2018 A</text:p>
          </table:table-cell>
          <table:table-cell office:value-type="string" calcext:value-type="string">
            <text:p>utodesk, Inc.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variant: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he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-GREEN060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parkFun-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-RED060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parkFun-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A/40V/500mV</text:p>
          </table:table-cell>
          <table:table-cell office:value-type="string" calcext:value-type="string">
            <text:p>DIODE-SCHOTTKY-B340A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SparkFun-DiscreteSe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FERRITE_0805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FERRITE_0805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3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FERRITE_0805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4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FERRITE_0805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FERRITE_0805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6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FERRITE_0805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7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FERRITE_0805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8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FERRITE_0805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J45</text:p>
          </table:table-cell>
          <table:table-cell table:number-columns-repeated="2" office:value-type="string" calcext:value-type="string">
            <text:p>RJ45-8</text:p>
          </table:table-cell>
          <table:table-cell office:value-type="string" calcext:value-type="string">
            <text:p>SparkFun-Connec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RJ45</text:p>
          </table:table-cell>
          <table:table-cell table:number-columns-repeated="2" office:value-type="string" calcext:value-type="string">
            <text:p>RJ45-8</text:p>
          </table:table-cell>
          <table:table-cell office:value-type="string" calcext:value-type="string">
            <text:p>SparkFun-Connec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table:number-columns-repeated="3" office:value-type="string" calcext:value-type="string">
            <text:p>1981584-1</text:p>
          </table:table-cell>
          <table:table-cell office:value-type="string" calcext:value-type="string">
            <text:p>audio amplifier ex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2" office:value-type="string" calcext:value-type="string">
            <text:p>2.1MMJACKTHM</text:p>
          </table:table-cell>
          <table:table-cell office:value-type="string" calcext:value-type="string">
            <text:p>PJ-102A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T-LINK</text:p>
          </table:table-cell>
          <table:table-cell office:value-type="string" calcext:value-type="string">
            <text:p>HEADER-1X6</text:p>
          </table:table-cell>
          <table:table-cell office:value-type="string" calcext:value-type="string">
            <text:p>1X06_OVAL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2" office:value-type="string" calcext:value-type="string">
            <text:p>HEADER-1X3</text:p>
          </table:table-cell>
          <table:table-cell office:value-type="string" calcext:value-type="string">
            <text:p>1X03_OVAL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table:number-columns-repeated="2" office:value-type="string" calcext:value-type="string">
            <text:p>HEADER-1X2</text:p>
          </table:table-cell>
          <table:table-cell office:value-type="string" calcext:value-type="string">
            <text:p>1X02_OVAL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3" office:value-type="string" calcext:value-type="string">
            <text:p>1X2-3.5MM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3" office:value-type="string" calcext:value-type="string">
            <text:p>1X2-3.5MM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table:number-columns-repeated="3" office:value-type="string" calcext:value-type="string">
            <text:p>1X2-3.5MM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table:number-columns-repeated="3" office:value-type="string" calcext:value-type="string">
            <text:p>1X2-3.5MM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PUSHBUTTON</text:p>
          </table:table-cell>
          <table:table-cell office:value-type="string" calcext:value-type="string">
            <text:p>PUSHBUTTON_6X6MM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table:number-columns-repeated="2" office:value-type="string" calcext:value-type="string">
            <text:p>PUSHBUTTON</text:p>
          </table:table-cell>
          <table:table-cell office:value-type="string" calcext:value-type="string">
            <text:p>PUSHBUTTON_6X6MM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042K4</text:p>
          </table:table-cell>
          <table:table-cell office:value-type="string" calcext:value-type="string">
            <text:p>STM32F042K4_V01</text:p>
          </table:table-cell>
          <table:table-cell office:value-type="string" calcext:value-type="string">
            <text:p>TQFP32-0.8MM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MAX31855</text:p>
          </table:table-cell>
          <table:table-cell office:value-type="string" calcext:value-type="string">
            <text:p>MAX667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AX31855</text:p>
          </table:table-cell>
          <table:table-cell office:value-type="string" calcext:value-type="string">
            <text:p>MAX667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MAX31855</text:p>
          </table:table-cell>
          <table:table-cell office:value-type="string" calcext:value-type="string">
            <text:p>MAX667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MAX31855</text:p>
          </table:table-cell>
          <table:table-cell office:value-type="string" calcext:value-type="string">
            <text:p>MAX667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table:number-columns-repeated="2" office:value-type="string" calcext:value-type="string">
            <text:p>EEPROM-I2C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table:number-columns-repeated="2" office:value-type="string" calcext:value-type="string">
            <text:p>EEPROM-I2C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ST3485</text:p>
          </table:table-cell>
          <table:table-cell office:value-type="string" calcext:value-type="string">
            <text:p>RS485SOIC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SparkFun-IC-Com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ST3485</text:p>
          </table:table-cell>
          <table:table-cell office:value-type="string" calcext:value-type="string">
            <text:p>RS485SOIC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SparkFun-IC-Com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table:number-columns-repeated="2" office:value-type="string" calcext:value-type="string">
            <text:p>LP298XS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NX3225GD</text:p>
          </table:table-cell>
          <table:table-cell office:value-type="string" calcext:value-type="string">
            <text:p>NX3225-2P</text:p>
          </table:table-cell>
          <table:table-cell office:value-type="string" calcext:value-type="string">
            <text:p>Thermocouple-boar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461" meta:object-count="0"/>
  </office:meta>
</office:document-meta>
</file>